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77" calcext:value-type="float">
            <text:p>377</text:p>
          </table:table-cell>
          <table:table-cell table:style-name="ce7" table:formula="of:=COUNTIF([.B7:.B454];&quot;X&quot;)" office:value-type="float" office:value="317" calcext:value-type="float">
            <text:p>317</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405" calcext:value-type="float">
            <text:p>40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7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4">00/00/0000</text:date>, <text:time style:data-style-name="N2" text:time-value="19:03:26.52337996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24T19:04:09.722198791</dc:date>
    <meta:editing-duration>PT12H48M41S</meta:editing-duration>
    <meta:editing-cycles>348</meta:editing-cycles>
    <meta:document-statistic meta:table-count="1" meta:cell-count="2253" meta:object-count="0"/>
  </office:meta>
</office:document-meta>
</file>